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redeterminado-title">
      <style:graphic-properties draw:stroke="solid" fo:min-height="3.506cm"/>
    </style:style>
    <style:style style:name="pr2" style:family="presentation" style:parent-style-name="Predeterminado-subtitle">
      <style:graphic-properties draw:fill-color="#ffffff" fo:min-height="5.456cm"/>
    </style:style>
    <style:style style:name="pr3" style:family="presentation" style:parent-style-name="Predeterminado-subtitle">
      <style:graphic-properties draw:fill-color="#ffffff" fo:min-height="5.8cm"/>
    </style:style>
    <style:style style:name="pr4" style:family="presentation" style:parent-style-name="Predeterminado-notes">
      <style:graphic-properties draw:fill-color="#ffffff" fo:min-height="13.364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</style:style>
    <style:style style:name="P3" style:family="paragraph">
      <loext:graphic-properties draw:fill-color="#ffffff"/>
    </style:style>
    <style:style style:name="T1" style:family="text">
      <style:text-properties fo:color="#800000" style:text-underline-style="solid" style:text-underline-width="auto" style:text-underline-color="font-color"/>
    </style:style>
    <style:style style:name="T2" style:family="text">
      <style:text-properties fo:color="#000000" fo:font-size="24pt" style:text-underline-style="none" style:font-size-asian="24pt" style:font-size-complex="24pt"/>
    </style:style>
    <style:style style:name="T3" style:family="text">
      <style:text-properties fo:color="#000000" fo:font-size="26pt" style:text-underline-style="none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Instalacion de R (windows)</text:p>
          </draw:text-box>
        </draw:frame>
        <draw:frame presentation:style-name="pr2" draw:text-style-name="P2" draw:layer="layout" svg:width="25.199cm" svg:height="6.331cm" svg:x="1.4cm" svg:y="4.563cm" presentation:class="subtitle" presentation:user-transformed="true">
          <draw:text-box>
            <text:p text:style-name="P1"><text:span text:style-name="T1">R:</text:span> <text:s/>https://cran.r-project.org/bin/windows/base/</text:p>
            <text:p text:style-name="P1"/>
            <text:p text:style-name="P1"><text:span text:style-name="T1">Rstudio:</text:span> https://rstudio.com/products/rstudio/download/#download</text:p>
          </draw:text-box>
        </draw:frame>
        <draw:frame presentation:style-name="pr3" draw:text-style-name="P2" draw:layer="layout" svg:width="25.199cm" svg:height="5.8cm" svg:x="1.2cm" svg:y="14.4cm">
          <draw:text-box>
            <text:p text:style-name="P1"><text:span text:style-name="T1">R y Rstudio:</text:span></text:p>
            <text:p text:style-name="P1"><text:span text:style-name="T2">1) sudo apt update &amp;&amp; sudo apt -y install r-base</text:span></text:p>
            <text:p text:style-name="P1"><text:span text:style-name="T3">2) sudo apt install gdebi-core (esta línea solo si no tienes </text:span><text:span text:style-name="T3"><text:tab/></text:span><text:span text:style-name="T3">instalado el paquete gdebi)</text:span></text:p>
            <text:p text:style-name="P1"><text:span text:style-name="T3">3) sudo gdebi rstudio-xenial-1.1.456-amd64.deb</text:span></text:p>
          </draw:text-box>
        </draw:frame>
        <draw:frame presentation:style-name="pr1" draw:layer="layout" svg:width="25.199cm" svg:height="3.506cm" svg:x="1.501cm" svg:y="11.037cm" presentation:class="title" presentation:user-transformed="true">
          <draw:text-box>
            <text:p>Instalacion de R (Linux)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07T16:06:05.966837918</meta:creation-date>
    <dc:date>2019-10-07T16:15:31.824852176</dc:date>
    <meta:editing-duration>PT9M26S</meta:editing-duration>
    <meta:editing-cycles>1</meta:editing-cycles>
    <meta:generator>LibreOffice/5.1.6.2$Linux_X86_64 LibreOffice_project/10m0$Build-2</meta:generator>
    <meta:document-statistic meta:object-count="27"/>
  </office:meta>
</office:document-meta>
</file>